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0b36" officeooo:paragraph-rsid="00180b3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98e24" style:font-style-asian="normal" style:font-weight-asian="normal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5" style:family="text">
      <style:text-properties fo:font-variant="normal" fo:text-transform="none" fo:color="#000000" loext:opacity="100%" fo:font-size="18pt" fo:letter-spacing="normal" fo:font-style="normal" fo:font-weight="normal" officeooo:rsid="00184e19" style:font-size-asian="18pt" style:font-style-asian="normal" style:font-weight-asian="normal" style:font-size-complex="18pt"/>
    </style:style>
    <style:style style:name="T6" style:family="text">
      <style:text-properties officeooo:rsid="00180b36"/>
    </style:style>
    <style:style style:name="T7" style:family="text">
      <style:text-properties officeooo:rsid="00198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The People’s Assembly, convening on the </text:span><text:span text:style-name="T5">30th</text:span><text:span text:style-name="T4"> of </text:span><text:span text:style-name="T5">September</text:span><text:span text:style-name="T4"> 2020 under the </text:span><text:span text:style-name="T5">25th</text:span><text:span text:style-name="T4"> PA Meeting.</text:span></text:p>
      <text:p text:style-name="P1"/>
      <text:p text:style-name="P1">The Assembly, recognising the current situation,</text:p>
      <text:p text:style-name="P1"/>
      <text:p text:style-name="P2">Constitutes the need to proceed on Motion 24-3 and schedule the roundatable <text:span text:style-name="T7">directly after the 26st PA meeting.</text:span>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1"/>
      <text:p text:style-name="P1"/>
      <text:p text:style-name="P1"/>
      <text:p text:style-name="Standard"><text:span text:style-name="T1">[</text:span><text:span text:style-name="T2">Motion 25-4: To continue on motion 24-3 to </text:span><text:span text:style-name="T3">hold the roundatable directly after the 26st PA meeting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30T18:35:55.659435188</dc:date>
    <meta:editing-duration>PT1M44S</meta:editing-duration>
    <meta:editing-cycles>5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7" meta:word-count="61" meta:character-count="378" meta:non-whitespace-character-count="324"/>
  </office:meta>
</office:document-meta>
</file>